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JsonDecoder.processInput( Publisher &lt; DataBuffer &gt; input , ResolvableType elementType , @ Nullable MimeType mimeType , @ Nullable Map &lt; String , Object &gt; hi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JsonDecoder.Jackson2JsonDe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Decoder.Jackson2Json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